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none" draw:textarea-horizontal-align="right" draw:textarea-vertical-align="bottom" draw:auto-grow-height="false" fo:min-height="8.851cm" fo:min-width="12.094cm" fo:padding-top="0.175cm" fo:padding-bottom="0.175cm" fo:padding-left="0.3cm" fo:padding-right="0.3cm"/>
      <style:paragraph-properties style:writing-mode="lr-tb"/>
    </style:style>
    <style:style style:name="gr2" style:family="graphic" style:parent-style-name="standard" style:list-style-name="L1">
      <style:graphic-properties svg:stroke-width="0.1cm" svg:stroke-color="#000000" draw:marker-start-width="0.35cm" draw:marker-end-width="0.35cm" draw:fill="none" draw:fill-color="#bbe33d" draw:textarea-horizontal-align="justify" draw:textarea-vertical-align="middle" draw:auto-grow-height="false" fo:min-height="1.636cm" fo:min-width="9.826cm" fo:padding-top="0.175cm" fo:padding-bottom="0.175cm" fo:padding-left="0.3cm" fo:padding-right="0.3cm"/>
      <style:paragraph-properties style:writing-mode="lr-tb"/>
    </style:style>
    <style:style style:name="gr3" style:family="graphic" style:parent-style-name="standard">
      <style:graphic-properties svg:stroke-width="0.1cm" svg:stroke-color="#000000" draw:marker-start-width="0.35cm" draw:marker-end-width="0.35cm" draw:fill="none" draw:textarea-horizontal-align="left" draw:textarea-vertical-align="bottom" draw:auto-grow-height="false" fo:min-height="8.957cm" fo:min-width="11.036cm" fo:padding-top="0.175cm" fo:padding-bottom="0.175cm" fo:padding-left="0.3cm" fo:padding-right="0.3cm"/>
      <style:paragraph-properties style:writing-mode="lr-tb"/>
    </style:style>
    <style:style style:name="gr4" style:family="graphic" style:parent-style-name="standard">
      <style:graphic-properties svg:stroke-color="#000000" draw:fill="solid" draw:fill-color="#ff7b59" draw:textarea-horizontal-align="justify" draw:textarea-vertical-align="middle" draw:auto-grow-height="false" fo:min-height="1.004cm" fo:min-width="2.214cm" fo:wrap-option="wrap"/>
      <style:paragraph-properties style:writing-mode="lr-tb"/>
    </style:style>
    <style:style style:name="gr5" style:family="graphic" style:parent-style-name="standard">
      <style:graphic-properties svg:stroke-color="#000000" draw:fill="solid" draw:fill-color="#ff7b59" draw:textarea-horizontal-align="justify" draw:textarea-vertical-align="middle" draw:auto-grow-height="false" fo:min-height="0.498cm" fo:min-width="0.568cm" fo:wrap-option="wrap"/>
      <style:paragraph-properties style:writing-mode="lr-tb"/>
    </style:style>
    <style:style style:name="gr6" style:family="graphic" style:parent-style-name="standard">
      <style:graphic-properties svg:stroke-color="#000000" draw:fill="solid" draw:fill-color="#cccccc" fo:min-height="0cm" fo:min-width="0cm" fo:wrap-option="wrap"/>
    </style:style>
    <style:style style:name="gr7" style:family="graphic" style:parent-style-name="standard">
      <style:graphic-properties svg:stroke-color="#000000" draw:fill="solid" draw:fill-color="#cccccc" draw:textarea-horizontal-align="justify" draw:textarea-vertical-align="middle" draw:auto-grow-height="false" fo:min-height="1.814cm" fo:min-width="4.633cm"/>
      <style:paragraph-properties style:writing-mode="lr-tb"/>
    </style:style>
    <style:style style:name="gr8" style:family="graphic" style:parent-style-name="standard">
      <style:graphic-properties svg:stroke-color="#000000" draw:textarea-horizontal-align="justify" draw:textarea-vertical-align="middle" draw:auto-grow-height="false" fo:min-height="0.452cm" fo:min-width="0.211cm"/>
    </style:style>
    <style:style style:name="gr9" style:family="graphic" style:parent-style-name="standard">
      <style:graphic-properties svg:stroke-color="#000000" draw:fill="none" draw:textarea-horizontal-align="justify" draw:textarea-vertical-align="top" draw:auto-grow-height="false" fo:min-height="3.216cm" fo:min-width="5.215cm"/>
      <style:paragraph-properties style:writing-mode="lr-tb"/>
    </style:style>
    <style:style style:name="gr10" style:family="graphic" style:parent-style-name="standard">
      <style:graphic-properties svg:stroke-color="#000000" draw:fill="solid" draw:fill-color="#ffe994" draw:textarea-horizontal-align="justify" draw:textarea-vertical-align="middle" draw:auto-grow-height="false" fo:min-height="1.311cm" fo:min-width="2.093cm"/>
      <style:paragraph-properties style:writing-mode="lr-tb"/>
    </style:style>
    <style:style style:name="gr11" style:family="graphic" style:parent-style-name="standard">
      <style:graphic-properties svg:stroke-color="#000000" draw:fill="solid" draw:fill-color="#ffe994" draw:textarea-horizontal-align="justify" draw:textarea-vertical-align="middle" draw:auto-grow-height="false" fo:min-height="1.685cm" fo:min-width="2.15cm" fo:wrap-option="wrap"/>
      <style:paragraph-properties style:writing-mode="lr-tb"/>
    </style:style>
    <style:style style:name="gr12" style:family="graphic" style:parent-style-name="standard">
      <style:graphic-properties svg:stroke-color="#000000" draw:fill="solid" draw:fill-color="#8d1d75" draw:textarea-horizontal-align="justify" draw:textarea-vertical-align="middle" draw:auto-grow-height="false" fo:min-height="1.927cm" fo:min-width="0.215cm"/>
    </style:style>
    <style:style style:name="gr13" style:family="graphic" style:parent-style-name="standard">
      <style:graphic-properties svg:stroke-color="#000000" draw:fill="solid" draw:fill-color="#d62e4e" draw:textarea-horizontal-align="justify" draw:textarea-vertical-align="middle" draw:auto-grow-height="false" fo:min-height="1.927cm" fo:min-width="0cm"/>
    </style:style>
    <style:style style:name="gr14" style:family="graphic" style:parent-style-name="standard">
      <style:graphic-properties svg:stroke-color="#000000" draw:fill="solid" draw:fill-color="#d62e4e" draw:textarea-horizontal-align="justify" draw:textarea-vertical-align="middle" draw:auto-grow-height="false" fo:min-height="0.585cm" fo:min-width="0cm"/>
    </style:style>
    <style:style style:name="gr15" style:family="graphic" style:parent-style-name="objectwithoutfill">
      <style:graphic-properties svg:stroke-color="#000000" draw:marker-end="Arrowheads_20_1" draw:marker-end-width="0.3cm" draw:fill="none" draw:textarea-vertical-align="middle"/>
    </style:style>
    <style:style style:name="gr16" style:family="graphic" style:parent-style-name="objectwithoutfill">
      <style:graphic-properties svg:stroke-color="#000000" draw:marker-end="Arrowheads_20_2" draw:marker-end-width="0.3cm" draw:fill="none" draw:textarea-vertical-align="middle"/>
    </style:style>
    <style:style style:name="gr17" style:family="graphic" style:parent-style-name="standard">
      <style:graphic-properties svg:stroke-color="#000000" draw:textarea-horizontal-align="justify" draw:textarea-vertical-align="middle" draw:auto-grow-height="false" fo:min-height="0.551cm" fo:min-width="0.45cm" fo:wrap-option="wrap"/>
    </style:style>
    <style:style style:name="gr18" style:family="graphic" style:parent-style-name="objectwithoutfill">
      <style:graphic-properties svg:stroke-color="#000000" draw:marker-end="Arrowheads_20_3" draw:marker-end-width="0.3cm" draw:fill="none" draw:textarea-vertical-align="middle"/>
    </style:style>
    <style:style style:name="gr19" style:family="graphic" style:parent-style-name="objectwithoutfill">
      <style:graphic-properties svg:stroke-color="#000000" draw:marker-end="Arrowheads_20_4" draw:marker-end-width="0.3cm" draw:fill="none" draw:textarea-vertical-align="middle"/>
    </style:style>
    <style:style style:name="gr20" style:family="graphic" style:parent-style-name="standard">
      <style:graphic-properties svg:stroke-color="#000000" draw:fill="none" draw:textarea-horizontal-align="justify" draw:textarea-vertical-align="top" draw:auto-grow-height="false" fo:min-height="2.925cm" fo:min-width="5.85cm"/>
      <style:paragraph-properties style:writing-mode="lr-tb"/>
    </style:style>
    <style:style style:name="gr21" style:family="graphic" style:parent-style-name="standard">
      <style:graphic-properties svg:stroke-color="#000000" draw:fill="solid" draw:fill-color="#d62e4e" draw:textarea-horizontal-align="justify" draw:textarea-vertical-align="middle" draw:auto-grow-height="false" fo:min-height="0.174cm" fo:min-width="1.052cm"/>
    </style:style>
    <style:style style:name="gr22" style:family="graphic" style:parent-style-name="standard">
      <style:graphic-properties svg:stroke-color="#000000" draw:fill="solid" draw:fill-color="#d62e4e" draw:textarea-horizontal-align="justify" draw:textarea-vertical-align="middle" draw:auto-grow-height="false" fo:min-height="0.174cm" fo:min-width="0.172cm"/>
    </style:style>
    <style:style style:name="gr23" style:family="graphic" style:parent-style-name="standard">
      <style:graphic-properties svg:stroke-color="#000000" draw:fill="solid" draw:fill-color="#ffe994" draw:textarea-horizontal-align="justify" draw:textarea-vertical-align="middle" draw:auto-grow-height="false" fo:min-height="0.498cm" fo:min-width="3.467cm" fo:wrap-option="wrap"/>
      <style:paragraph-properties style:writing-mode="lr-tb"/>
    </style:style>
    <style:style style:name="gr24" style:family="graphic" style:parent-style-name="standard">
      <style:graphic-properties svg:stroke-color="#000000" draw:fill="solid" draw:fill-color="#d62e4e" draw:textarea-horizontal-align="justify" draw:textarea-vertical-align="middle" draw:auto-grow-height="false" fo:min-height="0.767cm" fo:min-width="0cm"/>
    </style:style>
    <style:style style:name="gr25" style:family="graphic" style:parent-style-name="objectwithoutfill">
      <style:graphic-properties svg:stroke-color="#000000" draw:marker-end="Arrowheads_20_5" draw:marker-end-width="0.3cm" draw:fill="none" draw:textarea-vertical-align="middle"/>
    </style:style>
    <style:style style:name="gr26" style:family="graphic" style:parent-style-name="objectwithoutfill">
      <style:graphic-properties svg:stroke-color="#000000" draw:marker-end="Arrowheads_20_6" draw:marker-end-width="0.3cm" draw:fill="none" draw:textarea-vertical-align="middle"/>
    </style:style>
    <style:style style:name="gr27" style:family="graphic" style:parent-style-name="objectwithoutfill">
      <style:graphic-properties draw:stroke="dash" draw:stroke-dash="Dash" svg:stroke-color="#000000" draw:marker-end="Arrowheads_20_7" draw:marker-end-width="0.3cm" draw:fill="none" draw:textarea-vertical-align="middle"/>
    </style:style>
    <style:style style:name="gr28" style:family="graphic" style:parent-style-name="standard">
      <style:graphic-properties svg:stroke-color="#000000" draw:fill="solid" draw:fill-color="#8d1d75" draw:textarea-horizontal-align="justify" draw:textarea-vertical-align="middle" draw:auto-grow-height="false" fo:min-height="5.376cm" fo:min-width="0cm"/>
    </style:style>
    <style:style style:name="P1" style:family="paragraph">
      <style:paragraph-properties fo:text-align="center"/>
      <style:text-properties fo:font-weight="bold" style:font-weight-asian="bold" style:font-weight-complex="bold"/>
    </style:style>
    <style:style style:name="P2" style:family="paragraph">
      <loext:graphic-properties draw:fill="none"/>
      <style:paragraph-properties fo:text-align="center"/>
      <style:text-properties fo:font-weight="bold" style:font-weight-asian="bold" style:font-weight-complex="bold"/>
    </style:style>
    <style:style style:name="P3" style:family="paragraph">
      <style:paragraph-properties fo:margin-left="0cm" fo:margin-right="0cm" fo:margin-top="0cm" fo:margin-bottom="0cm" fo:line-height="100%" fo:text-align="center" fo:text-indent="0cm"/>
      <style:text-properties fo:font-weight="bold" style:font-weight-asian="bold" style:font-weight-complex="bold"/>
    </style:style>
    <style:style style:name="P4" style:family="paragraph">
      <loext:graphic-properties draw:fill="none" draw:fill-color="#bbe33d"/>
      <style:paragraph-properties fo:margin-left="0cm" fo:margin-right="0cm" fo:margin-top="0cm" fo:margin-bottom="0cm" fo:line-height="100%" fo:text-align="center" fo:text-indent="0cm"/>
      <style:text-properties fo:font-weight="bold" style:font-weight-asian="bold" style:font-weight-complex="bold"/>
    </style:style>
    <style:style style:name="P5" style:family="paragraph">
      <style:paragraph-properties fo:text-align="center"/>
    </style:style>
    <style:style style:name="P6" style:family="paragraph">
      <loext:graphic-properties draw:fill="solid" draw:fill-color="#ff7b59"/>
      <style:paragraph-properties fo:text-align="center"/>
    </style:style>
    <style:style style:name="P7" style:family="paragraph">
      <loext:graphic-properties draw:fill="solid" draw:fill-color="#cccccc"/>
    </style:style>
    <style:style style:name="P8" style:family="paragraph">
      <loext:graphic-properties draw:fill="solid" draw:fill-color="#cccccc"/>
      <style:paragraph-properties fo:text-align="center"/>
    </style:style>
    <style:style style:name="P9" style:family="paragraph">
      <loext:graphic-properties draw:fill="none"/>
      <style:paragraph-properties fo:text-align="center"/>
    </style:style>
    <style:style style:name="P10" style:family="paragraph">
      <loext:graphic-properties draw:fill="solid" draw:fill-color="#ffe994"/>
      <style:paragraph-properties fo:text-align="center"/>
    </style:style>
    <style:style style:name="P11" style:family="paragraph">
      <loext:graphic-properties draw:fill="solid" draw:fill-color="#8d1d75"/>
      <style:paragraph-properties fo:text-align="center"/>
    </style:style>
    <style:style style:name="P12" style:family="paragraph">
      <loext:graphic-properties draw:fill="solid" draw:fill-color="#d62e4e"/>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594cm" svg:height="9.101cm" svg:x="15.609cm" svg:y="6.377cm">
          <text:p text:style-name="P1"><text:span text:style-name="T1">ESPMachineWaves</text:span></text:p>
          <draw:enhanced-geometry svg:viewBox="0 0 21600 21600" draw:type="rectangle" draw:enhanced-path="M 0 0 L 21600 0 21600 21600 0 21600 0 0 Z N"/>
        </draw:custom-shape>
        <draw:custom-shape draw:style-name="gr2" draw:text-style-name="P4" draw:layer="layout" svg:width="10.53cm" svg:height="2.09cm" svg:x="9.049cm" svg:y="17.462cm">
          <text:p text:style-name="P3"><text:span text:style-name="T1">ESPMach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1.536cm" svg:height="9.207cm" svg:x="1.137cm" svg:y="6.402cm">
          <text:p text:style-name="P1"><text:span text:style-name="T1">ESPMachineUI</text:span></text:p>
          <draw:enhanced-geometry svg:viewBox="0 0 21600 21600" draw:type="rectangle" draw:enhanced-path="M 0 0 L 21600 0 21600 21600 0 21600 0 0 Z N"/>
        </draw:custom-shape>
        <draw:custom-shape draw:style-name="gr4" draw:text-style-name="P6" draw:layer="layout" svg:width="3.836cm" svg:height="1.772cm" svg:x="16.14cm" svg:y="12.832cm">
          <text:p text:style-name="P5">Wave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836cm" svg:height="1.772cm" svg:x="8.521cm" svg:y="12.886cm">
          <text:p text:style-name="P5">U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1.508cm" svg:height="1.058cm" svg:x="13.334cm" svg:y="9.869cm">
          <text:p text:style-name="P5">Q</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7" draw:layer="layout" svg:width="1.852cm" svg:height="1.984cm" svg:x="2.435cm" svg:y="2.83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6" draw:text-style-name="P7" draw:layer="layout" svg:width="1.852cm" svg:height="1.984cm" svg:x="4.843cm" svg:y="2.80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7" draw:text-style-name="P8" draw:layer="layout" svg:width="5.133cm" svg:height="2.064cm" svg:x="7.673cm" svg:y="2.513cm">
          <text:p text:style-name="P5">Display</text:p>
          <draw:enhanced-geometry svg:viewBox="0 0 21600 21600" draw:type="rectangle" draw:enhanced-path="M 0 0 L 21600 0 21600 21600 0 21600 0 0 Z N"/>
        </draw:custom-shape>
        <draw:custom-shape draw:style-name="gr8" draw:text-style-name="P5" draw:layer="layout" svg:width="2.011cm" svg:height="1.984cm" svg:x="22.807cm" svg:y="2.59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8" draw:text-style-name="P5" draw:layer="layout" svg:width="2.011cm" svg:height="1.984cm" svg:x="25.744cm" svg:y="2.59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9" draw:text-style-name="P9" draw:layer="layout" svg:width="5.715cm" svg:height="3.466cm" svg:x="1.693cm" svg:y="1.746cm">
          <text:p text:style-name="P5">Rotary Encoders</text:p>
          <draw:enhanced-geometry svg:viewBox="0 0 21600 21600" draw:type="rectangle" draw:enhanced-path="M 0 0 L 21600 0 21600 21600 0 21600 0 0 Z N"/>
        </draw:custom-shape>
        <draw:custom-shape draw:style-name="gr5" draw:text-style-name="P6" draw:layer="layout" svg:width="1.508cm" svg:height="1.058cm" svg:x="3.732cm" svg:y="7.753cm">
          <text:p text:style-name="P5">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1.508cm" svg:height="1.058cm" svg:x="24.739cm" svg:y="9.976cm">
          <text:p text:style-name="P5">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1.508cm" svg:height="1.058cm" svg:x="17.993cm" svg:y="10.029cm">
          <text:p text:style-name="P5">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0" draw:layer="layout" svg:width="2.593cm" svg:height="1.561cm" svg:x="24.104cm" svg:y="7.434cm">
          <text:p text:style-name="P5">LFO</text:p>
          <draw:enhanced-geometry svg:viewBox="0 0 21600 21600" draw:type="rectangle" draw:enhanced-path="M 0 0 L 21600 0 21600 21600 0 21600 0 0 Z N"/>
        </draw:custom-shape>
        <draw:custom-shape draw:style-name="gr10" draw:text-style-name="P10" draw:layer="layout" svg:width="2.593cm" svg:height="1.561cm" svg:x="17.145cm" svg:y="7.434cm">
          <text:p text:style-name="P5">Noise</text:p>
          <draw:enhanced-geometry svg:viewBox="0 0 21600 21600" draw:type="rectangle" draw:enhanced-path="M 0 0 L 21600 0 21600 21600 0 21600 0 0 Z N"/>
        </draw:custom-shape>
        <draw:custom-shape draw:style-name="gr11" draw:text-style-name="P10" draw:layer="layout" svg:width="2.858cm" svg:height="2.143cm" svg:x="8.626cm" svg:y="9.287cm">
          <text:p text:style-name="P5">M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1" draw:layer="layout" svg:width="1.429cm" svg:height="2.487cm" svg:x="10.133cm" svg:y="14.9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1" draw:layer="layout" svg:width="1.429cm" svg:height="2.487cm" svg:x="17.382cm" svg:y="15.0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2" draw:layer="layout" svg:width="0.926cm" svg:height="2.487cm" svg:x="4.101cm" svg:y="5.31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0.741cm" svg:height="0.953cm" svg:x="18.309cm" svg:y="9.0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0.741cm" svg:height="0.953cm" svg:x="25.029cm" svg:y="8.96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5" draw:text-style-name="P9" draw:layer="layout" svg:x1="25.162cm" svg:y1="7.408cm" svg:x2="23.839cm" svg:y2="4.55cm">
          <text:p/>
        </draw:line>
        <draw:line draw:style-name="gr16" draw:text-style-name="P9" draw:layer="layout" svg:x1="25.77cm" svg:y1="7.408cm" svg:x2="26.723cm" svg:y2="4.603cm">
          <text:p/>
        </draw:line>
        <draw:custom-shape draw:style-name="gr17" draw:text-style-name="P5" draw:layer="layout" svg:width="1.35cm" svg:height="1.137cm" svg:x="17.118cm" svg:y="2.593cm">
          <text:p/>
          <draw:enhanced-geometry svg:viewBox="0 0 21600 21600" draw:glue-points="10800 0 3160 3160 0 10800 3160 18440 10800 21600 18440 18440 21600 10800 18440 3160 ?f14 ?f15" draw:text-areas="3200 3200 18400 18400" draw:mirror-horizontal="true"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5" draw:layer="layout" svg:width="1.35cm" svg:height="1.137cm" svg:x="18.864cm" svg:y="2.511cm">
          <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18" draw:text-style-name="P9" draw:layer="layout" svg:x1="18.018cm" svg:y1="7.408cm" svg:x2="18.124cm" svg:y2="4.524cm">
          <text:p/>
        </draw:line>
        <draw:line draw:style-name="gr19" draw:text-style-name="P9" draw:layer="layout" svg:x1="18.759cm" svg:y1="7.408cm" svg:x2="19.235cm" svg:y2="4.497cm">
          <text:p/>
        </draw:line>
        <draw:custom-shape draw:style-name="gr20" draw:text-style-name="P9" draw:layer="layout" svg:width="6.35cm" svg:height="3.175cm" svg:x="15.531cm" svg:y="1.772cm">
          <text:p text:style-name="P5">Earphones</text:p>
          <draw:enhanced-geometry svg:viewBox="0 0 21600 21600" draw:type="rectangle" draw:enhanced-path="M 0 0 L 21600 0 21600 21600 0 21600 0 0 Z N"/>
        </draw:custom-shape>
        <draw:custom-shape draw:style-name="gr20" draw:text-style-name="P9" draw:layer="layout" svg:width="6.35cm" svg:height="3.175cm" svg:x="22.278cm" svg:y="1.719cm">
          <text:p text:style-name="P5">LEDs</text:p>
          <draw:enhanced-geometry svg:viewBox="0 0 21600 21600" draw:type="rectangle" draw:enhanced-path="M 0 0 L 21600 0 21600 21600 0 21600 0 0 Z N"/>
        </draw:custom-shape>
        <draw:custom-shape draw:style-name="gr21" draw:text-style-name="P12" draw:layer="layout" svg:width="1.773cm" svg:height="0.847cm" svg:x="11.509cm" svg:y="9.9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2" draw:layer="layout" svg:width="0.767cm" svg:height="0.847cm" svg:x="14.843cm" svg:y="9.9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0" draw:layer="layout" svg:width="5.609cm" svg:height="1.058cm" svg:x="1.693cm" svg:y="10.083cm">
          <text:p text:style-name="P5">Dispatch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2" draw:layer="layout" svg:width="0.926cm" svg:height="1.162cm" svg:x="3.997cm" svg:y="8.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5" draw:text-style-name="P9" draw:layer="layout" svg:x1="10.239cm" svg:y1="9.154cm" svg:x2="10.292cm" svg:y2="4.63cm">
          <text:p/>
        </draw:line>
        <draw:line draw:style-name="gr26" draw:text-style-name="P9" draw:layer="layout" svg:x1="7.302cm" svg:y1="10.583cm" svg:x2="8.625cm" svg:y2="10.398cm">
          <text:p/>
        </draw:line>
        <draw:line draw:style-name="gr27" draw:text-style-name="P9" draw:layer="layout" svg:x1="24.05cm" svg:y1="8.149cm" svg:x2="19.764cm" svg:y2="8.281cm">
          <text:p/>
        </draw:line>
        <draw:custom-shape draw:style-name="gr28" draw:text-style-name="P11" draw:layer="layout" svg:width="0.504cm" svg:height="6.429cm" svg:x="13.889cm" svg:y="11.05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 draw:style="rect" draw:dots1="1" draw:dots1-length="300%" draw:distance="100%"/>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491cm" fo:margin-bottom="0.53cm" fo:margin-left="0.635cm" fo:margin-right="0.665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9-04T13:42:43.097146245</meta:creation-date>
    <dc:date>2022-09-04T16:02:38.332967399</dc:date>
    <meta:editing-duration>PT27M42S</meta:editing-duration>
    <meta:editing-cycles>5</meta:editing-cycles>
    <meta:generator>LibreOffice/7.3.5.2$Linux_X86_64 LibreOffice_project/30$Build-2</meta:generator>
    <meta:document-statistic meta:object-count="39"/>
  </office:meta>
</office:document-meta>
</file>